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6.701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6.705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Table2.A4" style:family="table-cell">
      <style:table-cell-properties fo:padding="0.097cm" fo:border="0.5pt solid #000000" style:writing-mode="lr-tb"/>
    </style:style>
    <style:style style:name="Table2.A5" style:family="table-cell">
      <style:table-cell-properties fo:padding="0.097cm" fo:border-left="0.25pt solid #000000" fo:border-right="none" fo:border-top="0.5pt solid #000000" fo:border-bottom="0.25pt solid #000000" style:writing-mode="lr-tb"/>
    </style:style>
    <style:style style:name="Table2.C5" style:family="table-cell">
      <style:table-cell-properties fo:padding="0.097c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3" style:family="paragraph" style:parent-style-name="Standard">
      <style:text-properties style:font-name="Verdana" fo:font-size="10pt" officeooo:rsid="001b78a6" officeooo:paragraph-rsid="001b78a6" style:font-size-asian="10pt" style:font-size-complex="10pt"/>
    </style:style>
    <style:style style:name="P14" style:family="paragraph" style:parent-style-name="Standard">
      <style:text-properties style:font-name="Verdana" fo:font-size="10pt" officeooo:rsid="001c6065" officeooo:paragraph-rsid="001c6065" style:font-size-asian="10pt" style:font-size-complex="10pt"/>
    </style:style>
    <style:style style:name="P15" style:family="paragraph" style:parent-style-name="Standard">
      <style:text-properties officeooo:paragraph-rsid="0020de07"/>
    </style:style>
    <style:style style:name="P16" style:family="paragraph" style:parent-style-name="Heading_20_1">
      <style:text-properties style:font-name="Verdana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0pt" officeooo:rsid="001ff79e" officeooo:paragraph-rsid="001da80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officeooo:rsid="001ff79e" officeooo:paragraph-rsid="001ff79e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style:font-name="Verdana" fo:font-size="10pt" officeooo:rsid="0020de07" style:font-size-asian="10pt" style:font-size-complex="10pt"/>
    </style:style>
    <style:style style:name="T4" style:family="text">
      <style:text-properties style:font-name="OpenSymbol" style:font-name-asian="OpenSymbol" style:font-name-complex="OpenSymbol"/>
    </style:style>
    <style:style style:name="T5" style:family="text">
      <style:text-properties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S 192 AY 2014-2015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13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4"/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1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7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1">Admin should be able to login and logout of the web app.</text:p>
          </table:table-cell>
          <table:table-cell table:style-name="Table2.A2" office:value-type="string">
            <text:p text:style-name="P17"><text:span text:style-name="T4"></text:span></text:p>
          </table:table-cell>
          <table:table-cell table:style-name="Table2.C2" office:value-type="string">
            <text:p text:style-name="P11"/>
          </table:table-cell>
        </table:table-row>
        <table:table-row>
          <table:table-cell table:style-name="Table2.A3" office:value-type="string">
            <text:p text:style-name="P11">Admin should be able to add a new bike.</text:p>
          </table:table-cell>
          <table:table-cell table:style-name="Table2.A3" office:value-type="string">
            <text:p text:style-name="P18"><text:span text:style-name="T4"></text:span></text:p>
          </table:table-cell>
          <table:table-cell table:style-name="Table2.C3" office:value-type="string">
            <text:p text:style-name="P11"/>
          </table:table-cell>
        </table:table-row>
        <table:table-row>
          <table:table-cell table:style-name="Table2.A4" office:value-type="string">
            <text:p text:style-name="P11">Admin should be able to delete a bike record.</text:p>
          </table:table-cell>
          <table:table-cell table:style-name="Table2.A4" office:value-type="string">
            <text:p text:style-name="P18"><text:span text:style-name="T4"></text:span></text:p>
          </table:table-cell>
          <table:table-cell table:style-name="Table2.A4" office:value-type="string">
            <text:p text:style-name="P11"/>
          </table:table-cell>
        </table:table-row>
        <table:table-row>
          <table:table-cell table:style-name="Table2.A5" office:value-type="string">
            <text:p text:style-name="P11">Admin should be able to view bike records.</text:p>
          </table:table-cell>
          <table:table-cell table:style-name="Table2.A5" office:value-type="string">
            <text:p text:style-name="P18"><text:span text:style-name="T4"></text:span></text:p>
          </table:table-cell>
          <table:table-cell table:style-name="Table2.C5" office:value-type="string">
            <text:p text:style-name="P11"/>
          </table:table-cell>
        </table:table-row>
      </table:table>
      <text:p text:style-name="P8"/>
      <text:h text:style-name="P16" text:outline-level="1">Reviewer’s Comments:<text:line-break/></text:h>
      <text:p text:style-name="P15"><text:span text:style-name="Default_20_Paragraph_20_Font"><text:span text:style-name="T3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oto Sans" svg:font-family="'Noto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07-08-13T11:01:00Z</meta:creation-date>
    <dc:date>2016-02-05T12:06:37.851591715</dc:date>
    <meta:print-date>2006-07-28T14:33:00Z</meta:print-date>
    <meta:editing-cycles>21</meta:editing-cycles>
    <meta:editing-duration>PT2H30M7S</meta:editing-duration>
    <meta:document-statistic meta:table-count="2" meta:image-count="0" meta:object-count="0" meta:page-count="1" meta:paragraph-count="30" meta:word-count="118" meta:character-count="668" meta:non-whitespace-character-count="569"/>
    <meta:template xlink:type="simple" xlink:actuate="onRequest" xlink:title="" xlink:href="Normal.dotm"/>
  </office:meta>
</office:document-meta>
</file>